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dbb6" officeooo:paragraph-rsid="0014dbb6" style:font-weight-asian="bold" style:font-weight-complex="bold"/>
    </style:style>
    <style:style style:name="P2" style:family="paragraph" style:parent-style-name="Standard">
      <style:text-properties fo:font-weight="bold" officeooo:rsid="0013ee0b" officeooo:paragraph-rsid="0013ee0b" style:font-weight-asian="bold" style:font-weight-complex="bold"/>
    </style:style>
    <style:style style:name="P3" style:family="paragraph" style:parent-style-name="Standard">
      <style:text-properties fo:font-weight="bold" officeooo:rsid="00223e60" officeooo:paragraph-rsid="00223e60" style:font-weight-asian="bold" style:font-weight-complex="bold"/>
    </style:style>
    <style:style style:name="P4" style:family="paragraph" style:parent-style-name="Standard">
      <style:text-properties fo:font-weight="bold" officeooo:rsid="002370c0" officeooo:paragraph-rsid="002370c0" style:font-weight-asian="bold" style:font-weight-complex="bold"/>
    </style:style>
    <style:style style:name="P5" style:family="paragraph" style:parent-style-name="Standard">
      <style:text-properties fo:font-weight="bold" officeooo:rsid="0013ee0b" officeooo:paragraph-rsid="0013ee0b" fo:background-color="#ffff00" style:font-weight-asian="bold" style:font-weight-complex="bold"/>
    </style:style>
    <style:style style:name="P6" style:family="paragraph" style:parent-style-name="Standard">
      <style:text-properties fo:font-weight="bold" officeooo:rsid="00153add" officeooo:paragraph-rsid="00153add" fo:background-color="#ffff00" style:font-weight-asian="bold" style:font-weight-complex="bold"/>
    </style:style>
    <style:style style:name="P7" style:family="paragraph" style:parent-style-name="Standard">
      <style:text-properties fo:font-weight="bold" officeooo:rsid="00181b43" officeooo:paragraph-rsid="00181b43" fo:background-color="#ffff00" style:font-weight-asian="bold" style:font-weight-complex="bold"/>
    </style:style>
    <style:style style:name="P8" style:family="paragraph" style:parent-style-name="Standard">
      <style:text-properties fo:font-weight="bold" officeooo:rsid="001cb5c4" officeooo:paragraph-rsid="001cb5c4" fo:background-color="#ffff00" style:font-weight-asian="bold" style:font-weight-complex="bold"/>
    </style:style>
    <style:style style:name="P9" style:family="paragraph" style:parent-style-name="Standard">
      <style:text-properties fo:font-weight="normal" officeooo:rsid="0013ee0b" officeooo:paragraph-rsid="0013ee0b" style:font-weight-asian="normal" style:font-weight-complex="normal"/>
    </style:style>
    <style:style style:name="P10" style:family="paragraph" style:parent-style-name="Standard">
      <style:text-properties fo:font-weight="normal" officeooo:rsid="00153add" officeooo:paragraph-rsid="00153add" style:font-weight-asian="normal" style:font-weight-complex="normal"/>
    </style:style>
    <style:style style:name="P11" style:family="paragraph" style:parent-style-name="Standard">
      <style:text-properties fo:font-weight="normal" officeooo:rsid="0016d408" officeooo:paragraph-rsid="0016d408" style:font-weight-asian="normal" style:font-weight-complex="normal"/>
    </style:style>
    <style:style style:name="P12" style:family="paragraph" style:parent-style-name="Standard">
      <style:text-properties fo:font-weight="normal" officeooo:rsid="00174996" officeooo:paragraph-rsid="00174996" style:font-weight-asian="normal" style:font-weight-complex="normal"/>
    </style:style>
    <style:style style:name="P13" style:family="paragraph" style:parent-style-name="Standard">
      <style:text-properties fo:font-weight="normal" officeooo:rsid="001a18b7" officeooo:paragraph-rsid="001a18b7" style:font-weight-asian="normal" style:font-weight-complex="normal"/>
    </style:style>
    <style:style style:name="P14" style:family="paragraph" style:parent-style-name="Standard">
      <style:text-properties fo:font-weight="normal" officeooo:rsid="001a8a67" officeooo:paragraph-rsid="001a8a67" style:font-weight-asian="normal" style:font-weight-complex="normal"/>
    </style:style>
    <style:style style:name="P15" style:family="paragraph" style:parent-style-name="Standard">
      <style:text-properties fo:font-weight="normal" officeooo:rsid="001b1fea" officeooo:paragraph-rsid="001b1fea" style:font-weight-asian="normal" style:font-weight-complex="normal"/>
    </style:style>
    <style:style style:name="P16" style:family="paragraph" style:parent-style-name="Standard">
      <style:text-properties fo:font-weight="normal" officeooo:rsid="001cfa90" officeooo:paragraph-rsid="001cfa90" style:font-weight-asian="normal" style:font-weight-complex="normal"/>
    </style:style>
    <style:style style:name="P17" style:family="paragraph" style:parent-style-name="Standard">
      <style:text-properties fo:font-weight="normal" officeooo:rsid="001e4d0f" officeooo:paragraph-rsid="001e4d0f" style:font-weight-asian="normal" style:font-weight-complex="normal"/>
    </style:style>
    <style:style style:name="P18" style:family="paragraph" style:parent-style-name="Standard">
      <style:text-properties fo:font-weight="normal" officeooo:rsid="001fb9bd" officeooo:paragraph-rsid="001fb9bd" style:font-weight-asian="normal" style:font-weight-complex="normal"/>
    </style:style>
    <style:style style:name="P19" style:family="paragraph" style:parent-style-name="Standard">
      <style:text-properties fo:font-weight="normal" officeooo:rsid="00215967" officeooo:paragraph-rsid="00215967" style:font-weight-asian="normal" style:font-weight-complex="normal"/>
    </style:style>
    <style:style style:name="P20" style:family="paragraph" style:parent-style-name="Standard">
      <style:text-properties fo:font-weight="normal" officeooo:rsid="00223e60" officeooo:paragraph-rsid="00223e60" style:font-weight-asian="normal" style:font-weight-complex="normal"/>
    </style:style>
    <style:style style:name="P21" style:family="paragraph" style:parent-style-name="Standard">
      <style:text-properties fo:font-weight="normal" officeooo:rsid="002370c0" officeooo:paragraph-rsid="002370c0" style:font-weight-asian="normal" style:font-weight-complex="normal"/>
    </style:style>
    <style:style style:name="P22" style:family="paragraph" style:parent-style-name="Standard">
      <style:text-properties fo:font-size="10pt" fo:font-weight="normal" officeooo:rsid="001a8a67" officeooo:paragraph-rsid="001a8a67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223e60" officeooo:paragraph-rsid="00223e60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weight="bold" officeooo:rsid="001cb5c4" officeooo:paragraph-rsid="002563ef" style:font-weight-asian="bold" style:font-weight-complex="bold"/>
    </style:style>
    <style:style style:name="P25" style:family="paragraph" style:parent-style-name="Standard">
      <style:text-properties fo:font-weight="bold" officeooo:rsid="002c9257" officeooo:paragraph-rsid="002c9257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316929" officeooo:paragraph-rsid="00316929" fo:background-color="#ffff00" style:font-weight-asian="bold" style:font-weight-complex="bold"/>
    </style:style>
    <style:style style:name="P27" style:family="paragraph" style:parent-style-name="Standard">
      <style:text-properties fo:font-weight="normal" officeooo:rsid="002370c0" officeooo:paragraph-rsid="002370c0" style:font-weight-asian="normal" style:font-weight-complex="normal"/>
    </style:style>
    <style:style style:name="P28" style:family="paragraph" style:parent-style-name="Standard">
      <style:text-properties fo:font-weight="normal" officeooo:rsid="002370c0" officeooo:paragraph-rsid="0028eab0" style:font-weight-asian="normal" style:font-weight-complex="normal"/>
    </style:style>
    <style:style style:name="P29" style:family="paragraph" style:parent-style-name="Standard">
      <style:text-properties fo:font-weight="normal" officeooo:rsid="0026ffc5" officeooo:paragraph-rsid="0026ffc5" style:font-weight-asian="normal" style:font-weight-complex="normal"/>
    </style:style>
    <style:style style:name="P30" style:family="paragraph" style:parent-style-name="Standard">
      <style:text-properties fo:font-weight="normal" officeooo:rsid="00153add" officeooo:paragraph-rsid="00153add" style:font-weight-asian="normal" style:font-weight-complex="normal"/>
    </style:style>
    <style:style style:name="P31" style:family="paragraph" style:parent-style-name="Standard">
      <style:text-properties fo:font-weight="normal" officeooo:rsid="0028261e" officeooo:paragraph-rsid="0028261e" style:font-weight-asian="normal" style:font-weight-complex="normal"/>
    </style:style>
    <style:style style:name="P32" style:family="paragraph" style:parent-style-name="Standard">
      <style:text-properties fo:font-weight="normal" officeooo:rsid="0028261e" officeooo:paragraph-rsid="0028eab0" style:font-weight-asian="normal" style:font-weight-complex="normal"/>
    </style:style>
    <style:style style:name="P33" style:family="paragraph" style:parent-style-name="Standard">
      <style:text-properties fo:font-weight="normal" officeooo:rsid="0028eab0" officeooo:paragraph-rsid="0028eab0" style:font-weight-asian="normal" style:font-weight-complex="normal"/>
    </style:style>
    <style:style style:name="P34" style:family="paragraph" style:parent-style-name="Standard">
      <style:text-properties fo:font-weight="normal" officeooo:rsid="0028fe34" officeooo:paragraph-rsid="0028fe34" style:font-weight-asian="normal" style:font-weight-complex="normal"/>
    </style:style>
    <style:style style:name="P35" style:family="paragraph" style:parent-style-name="Standard">
      <style:text-properties fo:font-weight="normal" officeooo:rsid="0029446a" officeooo:paragraph-rsid="0029446a" style:font-weight-asian="normal" style:font-weight-complex="normal"/>
    </style:style>
    <style:style style:name="P36" style:family="paragraph" style:parent-style-name="Standard">
      <style:text-properties fo:font-weight="normal" officeooo:rsid="002b6972" officeooo:paragraph-rsid="002b6972" style:font-weight-asian="normal" style:font-weight-complex="normal"/>
    </style:style>
    <style:style style:name="P37" style:family="paragraph" style:parent-style-name="Standard">
      <style:text-properties fo:font-weight="normal" officeooo:rsid="002c64c0" officeooo:paragraph-rsid="002c64c0" style:font-weight-asian="normal" style:font-weight-complex="normal"/>
    </style:style>
    <style:style style:name="P38" style:family="paragraph" style:parent-style-name="Standard">
      <style:text-properties fo:font-weight="normal" officeooo:rsid="002e6f8a" officeooo:paragraph-rsid="002e6f8a" style:font-weight-asian="normal" style:font-weight-complex="normal"/>
    </style:style>
    <style:style style:name="P39" style:family="paragraph" style:parent-style-name="Standard">
      <style:text-properties fo:font-weight="normal" officeooo:rsid="002f70af" officeooo:paragraph-rsid="002f70af" style:font-weight-asian="normal" style:font-weight-complex="normal"/>
    </style:style>
    <style:style style:name="P40" style:family="paragraph" style:parent-style-name="Standard">
      <style:text-properties fo:font-weight="normal" officeooo:rsid="002f70af" officeooo:paragraph-rsid="00316929" style:font-weight-asian="normal" style:font-weight-complex="normal"/>
    </style:style>
    <style:style style:name="T1" style:family="text">
      <style:text-properties fo:font-weight="normal" officeooo:rsid="001cfa90" style:font-weight-asian="normal" style:font-weight-complex="normal"/>
    </style:style>
    <style:style style:name="T2" style:family="text">
      <style:text-properties fo:font-weight="normal" officeooo:rsid="001e4d0f" style:font-weight-asian="normal" style:font-weight-complex="normal"/>
    </style:style>
    <style:style style:name="T3" style:family="text">
      <style:text-properties fo:font-weight="normal" officeooo:rsid="0024527a" style:font-weight-asian="normal" style:font-weight-complex="normal"/>
    </style:style>
    <style:style style:name="T4" style:family="text">
      <style:text-properties fo:font-weight="normal" officeooo:rsid="002e6f8a" style:font-weight-asian="normal" style:font-weight-complex="normal"/>
    </style:style>
    <style:style style:name="T5" style:family="text">
      <style:text-properties fo:font-weight="normal" officeooo:rsid="003107db" style:font-weight-asian="normal" style:font-weight-complex="normal"/>
    </style:style>
    <style:style style:name="T6" style:family="text">
      <style:text-properties officeooo:rsid="001a8a67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a8a67" style:font-size-asian="10pt" style:font-size-complex="10pt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3107db" fo:background-color="#ffff00" loext:char-shading-value="0"/>
    </style:style>
    <style:style style:name="T12" style:family="text">
      <style:text-properties officeooo:rsid="002826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weight="bold" officeooo:rsid="002b6972" fo:background-color="#ffff00" loext:char-shading-value="0" style:font-weight-asian="bold" style:font-weight-complex="bold"/>
    </style:style>
    <style:style style:name="T16" style:family="text">
      <style:text-properties officeooo:rsid="002b0db5"/>
    </style:style>
    <style:style style:name="T17" style:family="text">
      <style:text-properties officeooo:rsid="002b6972"/>
    </style:style>
    <style:style style:name="T18" style:family="text">
      <style:text-properties officeooo:rsid="002eb117"/>
    </style:style>
    <style:style style:name="T19" style:family="text">
      <style:text-properties officeooo:rsid="003107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stallation and setup:</text:p>
      <text:p text:style-name="P2"/>
      <text:p text:style-name="P1">Server side:</text:p>
      <text:p text:style-name="P9">AWS Amazon Linux 2 → Don’t install the last version (2023) install the previous one, the rest leave by default.</text:p>
      <text:p text:style-name="P9">Open port 8080</text:p>
      <text:p text:style-name="P2"/>
      <text:p text:style-name="P9">sudo wget -O /etc/yum.repos.d/jenkins.repo <text:a xlink:type="simple" xlink:href="https://pkg.jenkins.io/redhat-stable/jenkins.repo" text:style-name="Internet_20_link" text:visited-style-name="Visited_20_Internet_20_Link">https://pkg.jenkins.io/redhat-stable/jenkins.repo</text:a></text:p>
      <text:p text:style-name="P9">sudo rpm --import <text:a xlink:type="simple" xlink:href="https://pkg.jenkins.io/redhat-stable/jenkins.io-2023.key" text:style-name="Internet_20_link" text:visited-style-name="Visited_20_Internet_20_Link">https://pkg.jenkins.io/redhat-stable/jenkins.io-2023.key</text:a></text:p>
      <text:p text:style-name="P9"/>
      <text:p text:style-name="P9">amazon-linux-extras install epel</text:p>
      <text:p text:style-name="P9">amazon-linux-extras install java-openjdk11</text:p>
      <text:p text:style-name="P9"/>
      <text:p text:style-name="P9">yum install -y jenkins</text:p>
      <text:p text:style-name="P9"/>
      <text:p text:style-name="P9">systemctl enable jenkins</text:p>
      <text:p text:style-name="P9">systemctl start jenkins</text:p>
      <text:p text:style-name="P9"/>
      <text:p text:style-name="P9">yum install -y git</text:p>
      <text:p text:style-name="P9"/>
      <text:p text:style-name="P6">GUI side:</text:p>
      <text:p text:style-name="P10">We won’t install the recommended plugins in Jenkins, skip and go inside.</text:p>
      <text:p text:style-name="P10"/>
      <text:p text:style-name="P10">Install github → Manage Jenkins – Manage Plugins – Available Plugins – search for Github and install without restarting (is not necessary for Github)</text:p>
      <text:p text:style-name="P10"/>
      <text:p text:style-name="P10">When is done go to top page.</text:p>
      <text:p text:style-name="P10"/>
      <text:p text:style-name="P11">Set up Git: <text:s/>Manage Jenkins – Global Tool configuration – Git installation – name it Git – Path to git executable: leave git (if is not working go to the sever and get the full path, whereis git)</text:p>
      <text:p text:style-name="P12">Apply and save</text:p>
      <text:p text:style-name="P12"/>
      <text:p text:style-name="P7">Create job to pull code from github:</text:p>
      <text:p text:style-name="P13">Create new job – Name: PullCodeFromGithub – freestyle – Description: Pull Code From GitHub – Source Code Management: Git – get the url of your code, jsc0/hello-world , paste it into repository url – credentials not needed because is a public repo – <text:span text:style-name="T6">apply and save.</text:span></text:p>
      <text:p text:style-name="P13"/>
      <text:p text:style-name="P14">Build now.</text:p>
      <text:p text:style-name="P14"/>
      <text:p text:style-name="P14">This is gonna clone the code, if successful you will see: <text:s/></text:p>
      <text:p text:style-name="P14"/>
      <text:p text:style-name="P22">Building in workspace /var/lib/jenkins/workspace/PullCodeFromGithub</text:p>
      <text:p text:style-name="P22">[…]</text:p>
      <text:p text:style-name="P14"><text:span text:style-name="T7">Cloning repository </text:span><text:a xlink:type="simple" xlink:href="https://github.com/jsc0/hello-world.git" text:style-name="Internet_20_link" text:visited-style-name="Visited_20_Internet_20_Link"><text:span text:style-name="T7">https://github.com/jsc0/hello-world.git</text:span></text:a></text:p>
      <text:p text:style-name="P22">[…]</text:p>
      <text:p text:style-name="P22">Finished: SUCCESS</text:p>
      <text:p text:style-name="P10"/>
      <text:p text:style-name="P15">Check where the code is in jenkins-server: Go to <text:span text:style-name="T8">/var/lib/jenkins/workspace/PullCodeFromGithub</text:span></text:p>
      <text:p text:style-name="P15"/>
      <text:p text:style-name="P8"/>
      <text:p text:style-name="P8"/>
      <text:p text:style-name="P8"/>
      <text:p text:style-name="P8"/>
      <text:p text:style-name="P24"><text:soft-page-break/><text:span text:style-name="T9">Install Maven:</text:span><text:span text:style-name="T1"> </text:span><text:span text:style-name="T2">Because we are using Java we will need to install Maven. </text:span></text:p>
      <text:p text:style-name="P24"><text:span text:style-name="T2"/></text:p>
      <text:p text:style-name="P24"><text:span text:style-name="T3">We will install it in the same jenkins server to reduce complexity but you can have your dedicated build server. </text:span></text:p>
      <text:p text:style-name="P16"/>
      <text:p text:style-name="P16">You have to download it into the jenkins server.</text:p>
      <text:p text:style-name="P16"/>
      <text:p text:style-name="P17">Go to the maven download website and copy the link for the tar.gz</text:p>
      <text:p text:style-name="P17"/>
      <text:p text:style-name="P17">On the jenkins server: <text:tab/></text:p>
      <text:p text:style-name="P17">Get into /opt</text:p>
      <text:p text:style-name="P17"/>
      <text:p text:style-name="P17">Run wget, this is the one I downloaded:</text:p>
      <text:p text:style-name="P17">wget <text:a xlink:type="simple" xlink:href="https://dlcdn.apache.org/maven/maven-3/3.9.2/binaries/apache-maven-3.9.2-bin.tar.gz" text:style-name="Internet_20_link" text:visited-style-name="Visited_20_Internet_20_Link">https://dlcdn.apache.org/maven/maven-3/3.9.2/binaries/apache-maven-3.9.2-bin.tar.gz</text:a></text:p>
      <text:p text:style-name="P17"/>
      <text:p text:style-name="P18">Untar the file: <text:s text:c="2"/>tar -xvzf apache-maven-3.9.2-bin.tar.gz </text:p>
      <text:p text:style-name="P18"/>
      <text:p text:style-name="P19">Change the name to the folder created to maven.</text:p>
      <text:p text:style-name="P19"/>
      <text:p text:style-name="P20">Get inside /opt/maven/bin</text:p>
      <text:p text:style-name="P20"/>
      <text:p text:style-name="P3">Run commands in cli:</text:p>
      <text:p text:style-name="P20">Inside /bin run:</text:p>
      <text:p text:style-name="P3">./mvn -v</text:p>
      <text:p text:style-name="P23">Apache Maven 3.9.2 (c9616018c7a021c1c39be70fb2843d6f5f9b8a1c)</text:p>
      <text:p text:style-name="P23">Maven home: /opt/maven</text:p>
      <text:p text:style-name="P23">Java version: 11.0.18, vendor: Red Hat, Inc., runtime: /usr/lib/jvm/java-11-openjdk-11.0.18.0.10-1.amzn2.0.1.x86_64</text:p>
      <text:p text:style-name="P23">Default locale: en_US, platform encoding: UTF-8</text:p>
      <text:p text:style-name="P23">OS name: "linux", version: "5.10.177-158.645.amzn2.x86_64", arch: "amd64", family: "unix"</text:p>
      <text:p text:style-name="P10"/>
      <text:p text:style-name="P4">Set up env var:</text:p>
      <text:p text:style-name="P21">If you run mvn -v in another directory won’t work. You have to set up environment variables.</text:p>
      <text:p text:style-name="P21"/>
      <text:p text:style-name="P29">We will do it in root’s EV file only.</text:p>
      <text:p text:style-name="P29"/>
      <text:p text:style-name="P29">vi /root/.bashrc_profile</text:p>
      <text:p text:style-name="P29"/>
      <text:p text:style-name="P21">M2_HOME=/opt/mnaven</text:p>
      <text:p text:style-name="P21">M2=/opt/maven/bin</text:p>
      <text:p text:style-name="P28">JAVA_HOME<text:span text:style-name="T12">=/usr/lib/jvm/java-11-openjdk-11.0.18.0.10-1.amzn2.0.1.x86_64</text:span></text:p>
      <text:p text:style-name="P28"/>
      <text:p text:style-name="P33">Add the following to the already existing Path:</text:p>
      <text:p text:style-name="P33">PATH=$PATH:$HOME/bin:<text:span text:style-name="T13">$JAVA_HOME:$M2_HOME:$M2</text:span></text:p>
      <text:p text:style-name="P10"/>
      <text:p text:style-name="P32">To find the Java_home path: <text:s/></text:p>
      <text:p text:style-name="P32">find / -name jvm</text:p>
      <text:p text:style-name="P33">find / -name java-11*</text:p>
      <text:p text:style-name="P33"/>
      <text:p text:style-name="P31">You have to see something like this if you ll: <text:s text:c="2"/>java-11-openjdk-11.0.18.0.10-1.amzn2.0.1.x86_64</text:p>
      <text:p text:style-name="P31"/>
      <text:p text:style-name="P34">When you have all done do: <text:s/>source .bash_profile</text:p>
      <text:p text:style-name="P34"/>
      <text:p text:style-name="P34">You can now run: mvn -v from any directory for the user root.</text:p>
      <text:p text:style-name="P34"><text:soft-page-break/></text:p>
      <text:p text:style-name="P35"><text:span text:style-name="T14">Install </text:span><text:span text:style-name="T15">and configure </text:span><text:span text:style-name="T14">Maven plugin:</text:span> On the jenkins <text:span text:style-name="T17">GUI</text:span>.</text:p>
      <text:p text:style-name="P35"/>
      <text:p text:style-name="P36">Install it:</text:p>
      <text:p text:style-name="P35">Manage Jenkins – Plugin Manager – Available plugins: Maven Integration – <text:span text:style-name="T16">Install without restart.</text:span></text:p>
      <text:p text:style-name="P31"/>
      <text:p text:style-name="P36">Configure it:</text:p>
      <text:p text:style-name="P36">Manage Jenkins – Global tool configuration – add JDK – Name: java-11 – JAVA_HOME: /usr/lib/jvm/java-11-openjdk-11.0.18.0.10-1.amzn2.0.1.x86_64</text:p>
      <text:p text:style-name="P36">ignore the error message.</text:p>
      <text:p text:style-name="P10"/>
      <text:p text:style-name="P37">Add Maven:</text:p>
      <text:p text:style-name="P37">Same page – Add maven – name: maven-3.8.3 – MAVEN_HOME: /opt/maven</text:p>
      <text:p text:style-name="P37"/>
      <text:p text:style-name="P37">Apply and Save.</text:p>
      <text:p text:style-name="P37"/>
      <text:p text:style-name="P25"><text:span text:style-name="T10">Create the job </text:span><text:span text:style-name="T11">to build the code</text:span><text:span text:style-name="T10">:</text:span><text:span text:style-name="T4"> </text:span><text:span text:style-name="T5">Will generate an Artifact called webapp.war</text:span></text:p>
      <text:p text:style-name="P38"/>
      <text:p text:style-name="P38">New item – select maven project and name it: FirstMavenProject, the same on description – git – repository URL: <text:a xlink:type="simple" xlink:href="https://github.com/jsc0/hello-world.git" text:style-name="Internet_20_link" text:visited-style-name="Visited_20_Internet_20_Link">https://github.com/jsc0/hello-world.git</text:a> build: Root POM: pom.xml – Goals and options: clean installation</text:p>
      <text:p text:style-name="P38">Apply &amp; save – <text:span text:style-name="T18">Build now, will take a while.</text:span></text:p>
      <text:p text:style-name="P38"/>
      <text:p text:style-name="P39">After running the job it have to be created the Artifact, have to be in /var/lib/jenkins/workspace/FirstMavenProject/webapp/target/<text:span text:style-name="T13">webapp.war</text:span></text:p>
      <text:p text:style-name="P38"/>
      <text:p text:style-name="P38"/>
      <text:p text:style-name="P39">You can see it via GUI – Workspace and the same path than above.</text:p>
      <text:p text:style-name="P39"/>
      <text:p text:style-name="P40">-------------------------------------------------------------------------------------------------------------------</text:p>
      <text:p text:style-name="P26">How to deploy our code in our target environment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5-10T16:25:54.416700867</meta:creation-date>
    <dc:date>2023-05-12T16:43:53.789009436</dc:date>
    <dc:creator>sdfgsdfg sdfgsdfgsd</dc:creator>
    <meta:editing-duration>PT3H19M38S</meta:editing-duration>
    <meta:editing-cycles>35</meta:editing-cycles>
    <meta:generator>LibreOffice/7.5.1.2$MacOSX_X86_64 LibreOffice_project/fcbaee479e84c6cd81291587d2ee68cba099e129</meta:generator>
    <meta:document-statistic meta:table-count="0" meta:image-count="0" meta:object-count="0" meta:page-count="4" meta:paragraph-count="78" meta:word-count="575" meta:character-count="4311" meta:non-whitespace-character-count="3770"/>
  </office:meta>
</office:document-meta>
</file>